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4cm" svg:height="9.005cm" svg:x="0.11cm" svg:y="4.17cm">
            <draw:object draw:notify-on-update-of-ranges="Hoja1.A1:Hoja1.A1 Hoja1.A2:Hoja1.A6 Hoja1.B1:Hoja1.B1 Hoja1.B2:Hoja1.B6 Hoja1.C1:Hoja1.C1 Hoja1.C2:Hoja1.C6 Hoja1.D1:Hoja1.D1 Hoja1.D2:Hoja1.D6 Hoja1.E1:Hoja1.E1 Hoja1.E2:Hoja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ime taken for tests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Time per request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434.734" calcext:value-type="float">
            <text:p>434,734</text:p>
          </table:table-cell>
          <table:table-cell office:value-type="float" office:value="9988" calcext:value-type="float">
            <text:p>9988</text:p>
          </table:table-cell>
          <table:table-cell office:value-type="float" office:value="230.03" calcext:value-type="float">
            <text:p>230,03</text:p>
          </table:table-cell>
          <table:table-cell office:value-type="float" office:value="434.734" calcext:value-type="float">
            <text:p>434,734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445.324" calcext:value-type="float">
            <text:p>445,324</text:p>
          </table:table-cell>
          <table:table-cell office:value-type="float" office:value="10120" calcext:value-type="float">
            <text:p>10120</text:p>
          </table:table-cell>
          <table:table-cell office:value-type="float" office:value="224.56" calcext:value-type="float">
            <text:p>224,56</text:p>
          </table:table-cell>
          <table:table-cell office:value-type="float" office:value="445.324" calcext:value-type="float">
            <text:p>445,324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426.092" calcext:value-type="float">
            <text:p>426,092</text:p>
          </table:table-cell>
          <table:table-cell office:value-type="float" office:value="10146" calcext:value-type="float">
            <text:p>10146</text:p>
          </table:table-cell>
          <table:table-cell office:value-type="float" office:value="234.69" calcext:value-type="float">
            <text:p>234,69</text:p>
          </table:table-cell>
          <table:table-cell office:value-type="float" office:value="426.092" calcext:value-type="float">
            <text:p>426,092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433.775" calcext:value-type="float">
            <text:p>433,775</text:p>
          </table:table-cell>
          <table:table-cell office:value-type="float" office:value="10298" calcext:value-type="float">
            <text:p>10298</text:p>
          </table:table-cell>
          <table:table-cell office:value-type="float" office:value="230.53" calcext:value-type="float">
            <text:p>230,53</text:p>
          </table:table-cell>
          <table:table-cell office:value-type="float" office:value="433.775" calcext:value-type="float">
            <text:p>433,775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456.862" calcext:value-type="float">
            <text:p>456,862</text:p>
          </table:table-cell>
          <table:table-cell office:value-type="float" office:value="10219" calcext:value-type="float">
            <text:p>10219</text:p>
          </table:table-cell>
          <table:table-cell office:value-type="float" office:value="218.88" calcext:value-type="float">
            <text:p>218,88</text:p>
          </table:table-cell>
          <table:table-cell office:value-type="float" office:value="456.862" calcext:value-type="float">
            <text:p>456,86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 [.B2];[.B3];[.B4];[.B5];[.B6])" office:value-type="float" office:value="439.3574" calcext:value-type="float">
            <text:p>439,3574</text:p>
          </table:table-cell>
          <table:table-cell table:formula="of:=AVERAGE( [.C2];[.C3];[.C4];[.C5];[.C6])" office:value-type="float" office:value="10154.2" calcext:value-type="float">
            <text:p>10154,2</text:p>
          </table:table-cell>
          <table:table-cell table:formula="of:=AVERAGE( [.D2];[.D3];[.D4];[.D5];[.D6])" office:value-type="float" office:value="227.738" calcext:value-type="float">
            <text:p>227,738</text:p>
          </table:table-cell>
          <table:table-cell table:formula="of:=AVERAGE( [.E2];[.E3];[.E4];[.E5];[.E6])" office:value-type="float" office:value="439.3574" calcext:value-type="float">
            <text:p>439,3574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 [.B2];[.B3];[.B4];[.B5];[.B6])" office:value-type="float" office:value="11.9427927135993" calcext:value-type="float">
            <text:p>11,9427927136</text:p>
          </table:table-cell>
          <table:table-cell table:formula="of:=STDEV( [.C2];[.C3];[.C4];[.C5];[.C6])" office:value-type="float" office:value="115.905996393629" calcext:value-type="float">
            <text:p>115,9059963936</text:p>
          </table:table-cell>
          <table:table-cell table:formula="of:=STDEV( [.D2];[.D3];[.D4];[.D5];[.D6])" office:value-type="float" office:value="6.12255420555833" calcext:value-type="float">
            <text:p>6,1225542056</text:p>
          </table:table-cell>
          <table:table-cell table:formula="of:=STDEV( [.E2];[.E3];[.E4];[.E5];[.E6])" office:value-type="float" office:value="11.9427927135993" calcext:value-type="float">
            <text:p>11,9427927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3:23:42.254017063</meta:creation-date>
    <dc:date>2015-04-16T13:35:06.081545053</dc:date>
    <meta:editing-duration>P0D</meta:editing-duration>
    <meta:editing-cycles>1</meta:editing-cycles>
    <meta:document-statistic meta:table-count="1" meta:cell-count="39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bar" chart:style-name="ch1">
        <chart:title svg:x="5.977cm" svg:y="0.316cm" chart:style-name="ch2">
          <text:p>Apache Benchmark</text:p>
        </chart:title>
        <chart:subtitle svg:x="4.892cm" svg:y="1.301cm" chart:style-name="ch3">
          <text:p>Balanceador ha-proxy (granja web)</text:p>
        </chart:subtitle>
        <chart:legend chart:legend-position="end" svg:x="11.976cm" svg:y="3.457cm" style:legend-expansion="high" chart:style-name="ch4"/>
        <chart:plot-area chart:style-name="ch5" table:cell-range-address="Hoja1.A1:Hoja1.E6" chart:data-source-has-labels="both" svg:x="0.319cm" svg:y="2.19cm" svg:width="11.338cm" svg:height="6.6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2cm" svg:y="2.243cm" svg:width="9.912cm" svg:height="5.9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A2:Hoja1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oja1.B2:Hoja1.B6" chart:label-cell-address="Hoja1.B1:Hoja1.B1" chart:class="chart:bar">
            <chart:data-point chart:repeated="5"/>
          </chart:series>
          <chart:series chart:style-name="ch10" chart:values-cell-range-address="Hoja1.C2:Hoja1.C6" chart:label-cell-address="Hoja1.C1:Hoja1.C1" chart:class="chart:bar">
            <chart:data-point chart:repeated="5"/>
          </chart:series>
          <chart:series chart:style-name="ch11" chart:values-cell-range-address="Hoja1.D2:Hoja1.D6" chart:label-cell-address="Hoja1.D1:Hoja1.D1" chart:class="chart:bar">
            <chart:data-point chart:repeated="5"/>
          </chart:series>
          <chart:series chart:style-name="ch12" chart:values-cell-range-address="Hoja1.E2:Hoja1.E6" chart:label-cell-address="Hoja1.E1:Hoja1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</text:p>
                <draw:g>
                  <svg:desc>Hoja1.B1:Hoja1.B1</svg:desc>
                </draw:g>
              </table:table-cell>
              <table:table-cell office:value-type="string">
                <text:p>Failed requests</text:p>
                <draw:g>
                  <svg:desc>Hoja1.C1:Hoja1.C1</svg:desc>
                </draw:g>
              </table:table-cell>
              <table:table-cell office:value-type="string">
                <text:p>Requests per second</text:p>
                <draw:g>
                  <svg:desc>Hoja1.D1:Hoja1.D1</svg:desc>
                </draw:g>
              </table:table-cell>
              <table:table-cell office:value-type="string">
                <text:p>Time per request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Hoja1.A2:Hoja1.A6</svg:desc>
                </draw:g>
              </table:table-cell>
              <table:table-cell office:value-type="float" office:value="434.734">
                <text:p>434.734</text:p>
                <draw:g>
                  <svg:desc>Hoja1.B2:Hoja1.B6</svg:desc>
                </draw:g>
              </table:table-cell>
              <table:table-cell office:value-type="float" office:value="9988">
                <text:p>9988</text:p>
                <draw:g>
                  <svg:desc>Hoja1.C2:Hoja1.C6</svg:desc>
                </draw:g>
              </table:table-cell>
              <table:table-cell office:value-type="float" office:value="230.03">
                <text:p>230.03</text:p>
                <draw:g>
                  <svg:desc>Hoja1.D2:Hoja1.D6</svg:desc>
                </draw:g>
              </table:table-cell>
              <table:table-cell office:value-type="float" office:value="434.734">
                <text:p>434.734</text:p>
                <draw:g>
                  <svg:desc>Hoja1.E2:Hoja1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445.324">
                <text:p>445.324</text:p>
              </table:table-cell>
              <table:table-cell office:value-type="float" office:value="10120">
                <text:p>10120</text:p>
              </table:table-cell>
              <table:table-cell office:value-type="float" office:value="224.56">
                <text:p>224.56</text:p>
              </table:table-cell>
              <table:table-cell office:value-type="float" office:value="445.324">
                <text:p>445.324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426.092">
                <text:p>426.092</text:p>
              </table:table-cell>
              <table:table-cell office:value-type="float" office:value="10146">
                <text:p>10146</text:p>
              </table:table-cell>
              <table:table-cell office:value-type="float" office:value="234.69">
                <text:p>234.69</text:p>
              </table:table-cell>
              <table:table-cell office:value-type="float" office:value="426.092">
                <text:p>426.092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433.775">
                <text:p>433.775</text:p>
              </table:table-cell>
              <table:table-cell office:value-type="float" office:value="10298">
                <text:p>10298</text:p>
              </table:table-cell>
              <table:table-cell office:value-type="float" office:value="230.53">
                <text:p>230.53</text:p>
              </table:table-cell>
              <table:table-cell office:value-type="float" office:value="433.775">
                <text:p>433.775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456.862">
                <text:p>456.862</text:p>
              </table:table-cell>
              <table:table-cell office:value-type="float" office:value="10219">
                <text:p>10219</text:p>
              </table:table-cell>
              <table:table-cell office:value-type="float" office:value="218.88">
                <text:p>218.88</text:p>
              </table:table-cell>
              <table:table-cell office:value-type="float" office:value="456.862">
                <text:p>456.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